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paragraph-properties fo:margin-top="0in" fo:margin-bottom="0.139in" loext:contextual-spacing="false" fo:line-height="100%" fo:text-align="justify" style:justify-single-word="false"/>
    </style:style>
    <style:style style:name="P3" style:family="paragraph" style:parent-style-name="Standard">
      <style:paragraph-properties fo:margin-top="0in" fo:margin-bottom="0.139in" loext:contextual-spacing="false" fo:line-height="100%" fo:text-align="justify" style:justify-single-word="false"/>
      <style:text-properties fo:color="#1d2129" fo:font-size="10.5pt" style:font-size-asian="10.5pt" style:font-size-complex="10.5pt" fo:background-color="#ffffff"/>
    </style:style>
    <style:style style:name="P4" style:family="paragraph" style:parent-style-name="Heading_20_3">
      <style:paragraph-properties fo:margin-top="0.222in" fo:margin-bottom="0.139in" loext:contextual-spacing="false" fo:line-height="100%" fo:text-align="justify" style:justify-single-word="false"/>
    </style:style>
    <style:style style:name="P5" style:family="paragraph" style:parent-style-name="Title" style:master-page-name="Standard">
      <style:paragraph-properties fo:margin-top="0in" fo:margin-bottom="0.0417in" loext:contextual-spacing="false" style:page-number="1"/>
    </style:style>
    <style:style style:name="P6"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d2129" fo:background-color="#ffffff"/>
    </style:style>
    <style:style style:name="T2" style:family="text">
      <style:text-properties fo:color="#1d2129" fo:background-color="#ffffff"/>
    </style:style>
    <style:style style:name="T3" style:family="text">
      <style:text-properties fo:color="#1d2129" fo:font-size="10.5pt" style:font-size-asian="10.5pt" style:font-size-complex="10.5pt" fo:background-color="#ffffff"/>
    </style:style>
    <style:style style:name="T4" style:family="text">
      <style:text-properties fo:color="#1155cc" style:text-underline-style="solid" style:text-underline-width="auto" style:text-underline-color="font-color" fo:background-color="#ffffff"/>
    </style:style>
    <style:style style:name="T5" style:family="text">
      <style:text-properties fo:color="#1155cc" fo:font-size="10.5pt" style:text-underline-style="solid" style:text-underline-width="auto" style:text-underline-color="font-color" style:font-size-asian="10.5pt" style:font-size-complex="10.5pt" fo:background-color="#ffffff"/>
    </style:style>
    <style:style style:name="T6" style:family="text">
      <style:text-properties fo:background-color="#ffffff"/>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tracked-changes text:track-changes="false">
        <text:changed-region xml:id="ct89934800" text:id="ct89934800">
          <text:insertion>
            <office:change-info>
              <dc:creator>Jakub Lisiecki</dc:creator>
              <dc:date>2016-12-26T04:17:13</dc:date>
            </office:change-info>
          </text:insertion>
        </text:changed-region>
        <text:changed-region xml:id="ct89863728" text:id="ct89863728">
          <text:deletion>
            <office:change-info>
              <dc:creator>Jakub Lisiecki</dc:creator>
              <dc:date>2016-12-26T04:17:13</dc:date>
            </office:change-info>
            <text:p text:style-name="P1"><text:span text:style-name="T1">O</text:span></text:p>
          </text:deletion>
        </text:changed-region>
        <text:changed-region xml:id="ct89875968" text:id="ct89875968">
          <text:deletion>
            <office:change-info>
              <dc:creator>Jakub Lisiecki</dc:creator>
              <dc:date>2016-12-26T04:17:13</dc:date>
            </office:change-info>
            <text:p text:style-name="P1"><text:span text:style-name="T1">podoba mi się</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7znv7p5sldps"/>A zwycięzcą jest…</text:p>
      <text:p text:style-name="P6"><text:bookmark text:name="_3zbwqwgr8evx"/>Wyniki minikonkursów z fanpage’a Equestria Times na Facebooku</text:p>
      <text:p text:style-name="P1">Puk! Puk! To znowu ja i pragnę opublikować wyniki z czterech edycji poniedziałkowych konkursów rysunkowych, jakie odbywają się na naszym fanpage’u. Zanim przejdę do ocen oraz do samych prac napomknę jeszcze, że obecnie konkurs odbywa się w systemie dwutygodniowym i jest zabawą polegającą na rysowaniu sposobem dowolnym na zadany temat. Inicjatywa ma zachęcać ludzi do podjęcia wyzwania oraz do rozwijania swoich umiejętności. Do tej pory konkurs cieszył się niesamowitą frekwencją, czyli jedna praca na edycję. Cóż, to co dostaliśmy i tak mnie cieszy, a autorom bazgrołków życzę dalszych sukcesów w rozwijaniu warsztatu.</text:p>
      <text:p text:style-name="P4"><text:bookmark text:name="_r2d7cld4hv1z"/>Edycja Pierwsza</text:p>
      <text:p text:style-name="P1">Uczestnicy mieli za zadanie narysować młodą księżniczkę Celestię. Zwycięski obrazek nosi tytuł “Melancholy in Summer”, a jego autorem jest Frozen Tear. Rysunek wykonano w digitalu w ciekawym stylu. W ogóle muszę przyznać, że autora obserwuję od dłuższego czasu i widzę w nim spory potencjał, szczególnie przez te tła i szczegółowość prac.</text:p>
      <text:p text:style-name="P1"><text:span text:style-name="T1">Praca jest bardzo starannie wykonana i </text:span><text:span text:style-name="T1"><office:annotation office:name="__Annotation__18_1517077756"><dc:creator>Jakub Lisiecki</dc:creator><dc:date>2016-12-26T04:16:21</dc:date><text:p><text:span text:style-name="T7">albo "wpada w oko", albo "chwyta za serce" :D ewentualnie może być "chwyta oko", ale naprawdę ewentualnie</text:span></text:p></office:annotation></text:span><text:span text:style-name="T1">chwyta za</text:span><office:annotation-end office:name="__Annotation__18_1517077756"/><text:span text:style-name="T1"> oko. Jestem zachwycona tłem, które przywodzi mi na myśl obrazki malowane akwarelami. Kosmatość drzewa i krzewów mnie urzekła. Jeśli tu miałabym się do czegoś przyczepić, to do tej kupy kamieni przy pniu. Moim zdaniem za słabo oddałeś ich fakturę. Są ciepłe i jakby puchate, podczas gdy głazy raczej kojarzą się z czymś twardym i zimnym. Sama Celestia jest słodka i urocza, ma jednak sporo mankamentów. Przede wszystkim jej grzywa i ogon wydają się bardzo sztywne, a to przez te ciemniejsze linie </text:span>–<text:span text:style-name="T1"> przejścia światło-cień są zbyt ostre. </text:span><text:change-start text:change-id="ct89934800"/><text:span text:style-name="T1">Podoba mi się o</text:span><text:change-end text:change-id="ct89934800"/><text:change text:change-id="ct89863728"/><text:span text:style-name="T1">ko księżniczki </text:span><text:change text:change-id="ct89875968"/><text:span text:style-name="T1">, ma ładny kształt i wygląda żywo. W zasadzie cała głowa jest ładna. Przyczepię się za to do do reszty ciała </text:span>–<text:span text:style-name="T1"> na początku myślałam, że szyja jest za długa, ale ona jest proporcjonalna do głowy. Za to kłoda klaczki jest zdecydowanie za mała, a nogi za krótkie. Lewa przednia jest dodatkowo mniejsza od prawej przedniej, a z tej perspektywy powinna wyglądać na większą. Dodatkowo osadzenie przednich kończyn jest za bardzo z przodu. Końskie nogi osadzone są mniej więcej pod kłębem (miejsce łączenia głowy z szyją). Dodam jeszcze, że podoba mi się cieniowanie, a te skarpetki są naprawdę urocze. </text:span></text:p>
      <text:p text:style-name="P1"><text:span text:style-name="T4"><office:annotation office:name="__Annotation__35_1517077756"><dc:creator>CahanDragon</dc:creator><dc:date>2016-12-09T22:20:19</dc:date><text:p><text:span text:style-name="T7">Macter, daję Ci linki do obrazków w takich miejscach, bo te obrazki ze względu na specyfikę artykułu muszą wejść i być w takich, a nie innych miejscach.</text:span>X</text:p></office:annotation></text:span><text:a xlink:type="simple" xlink:href="http://frozentear7.deviantart.com/art/Melancholy-in-summer-641298879" text:style-name="Internet_20_link" text:visited-style-name="Visited_20_Internet_20_Link">http://frozentear7.deviantart.com/art/Melancholy-in-summer-641298879</text:a><office:annotation-end office:name="__Annotation__35_1517077756"/></text:p>
      <text:p text:style-name="P4"><text:bookmark text:name="_gjk37eqcvd48"/>Edycja Druga</text:p>
      <text:p text:style-name="P1"><text:span text:style-name="T1">Tym razem tematem była Noc Koszmarów. Konkurs wygrał Altan ze swoją pracą “Halloween”. Wykonano ją ołówkiem, na oko B lub HB. Autor narysował kuce, które przebrały się za Sombrę, Chrysalis i Nightmare Moon (chyba że to jest trio antagonistów we własnych osobach) by żądać psikusów i robić cukierki, ewentualnie na odwrót.</text:span></text:p>
      <text:p text:style-name="P1"><text:span text:style-name="T6">Cóż, do plusów mogę przede wszystkim zaliczyć pomysł na rysunek i na samo tło. Widać, że autor się postarał. Rozbroiła mnie też mimika postaci </text:span>–<text:span text:style-name="T6"> jest słodko i uroczo. Stroje również wypadają całkiem nieźle. Z tła najbardziej podoba mi się trawa i ścieżka na pagórku </text:span>–<text:span text:style-name="T6"> dobrze oddana perspektywa. Jednak praca ma niestety sporo minusów - choćby anatomia kucysiów, która mogłaby być lepsza. Widać, że autor wie, jak to z grubsza powinno wyglądać, ale niekoniecznie mu wychodzi. Polecam tutoriale i dużo ćwiczeń. Skrzydła Koszmarnej Luny są za cienkie u nasady, a róg Chrysalis mógłby być dużo większy. Również w grzywie Królowej jest trochę za dużo dziur. Co do samego kolorowania i cieniowania, to jest słabo. Jest to coś, nad czym trzeba popracować i zwrócić na to uwagę. Myśl o świetle </text:span>–<text:span text:style-name="T6"> gdzie powinno być ciemniej, gdzie jaśniej. Modeluj natężenie światła, by uzyskać mniej płaskie kuce i nadać światu </text:span><text:span text:style-name="T6"><office:annotation office:name="__Annotation__51_1517077756"><dc:creator>Jakub Lisiecki</dc:creator><dc:date>2016-12-26T04:19:54</dc:date><text:p><text:span text:style-name="T7">Chodzi o fakturę? Fraktura to czcionka gotycka :)</text:span></text:p></office:annotation></text:span><text:span text:style-name="T6">fraktur</text:span><office:annotation-end office:name="__Annotation__51_1517077756"/><text:span text:style-name="T6">ę. Jednak po efekcie końcowym widzę, że się chciało, a to podstawa do dobrego wypełnienia.</text:span></text:p>
      <text:p text:style-name="P1"><text:a xlink:type="simple" xlink:href="http://altan162.deviantart.com/art/Halloween-642974399" text:style-name="Internet_20_link" text:visited-style-name="Visited_20_Internet_20_Link"><text:span text:style-name="T4">http://altan162.deviantart.com/art/Halloween-642974399</text:span></text:a></text:p>
      <text:p text:style-name="P4"><text:bookmark text:name="_8u01hunu6rad"/>Edycja Trzecia</text:p>
      <text:p text:style-name="P1"><text:span text:style-name="T6">Przyznaję, że kiedy wymyślałam temat, to zainspirował mnie pewien obrazek na deviantarcie. Dlatego zamiast sieczki, wódki, cycków i laserów uczestnicy konkursu rysowali Starlight i Trixie. W sumie to dobrze, bo ładnych obrazków ze Stalin Glimmer nigdy nie jest za dużo. Wygrała urocza praca nadesłana przez Saphire.</text:span></text:p>
      <text:p text:style-name="P1"><text:span text:style-name="T6">Praca jest dość prosta, a jednocześnie ładna. Już za samo tło masz pochwałę, ponieważ świetnie nadaje nastrój całej scenie </text:span>–<text:span text:style-name="T6"> jest bajkowo i magicznie. Na dodatek gra świateł i cieni znajduje swe odbicie na kucach, co dodatkowo potęguje efekt. Same kuce również cieszą oko, jednak widać parę drobnych błędów </text:span>–<text:span text:style-name="T6"> od razu zwróciłam uwagę </text:span><text:span text:style-name="T6"><office:annotation office:name="__Annotation__69_1517077756"><dc:creator>Tomasz Firla</dc:creator><dc:date>2016-12-19T15:32:10</dc:date><text:p><text:span text:style-name="T7">na za nisko osadzone uszy.</text:span></text:p></office:annotation></text:span><text:span text:style-name="T6">na osadzenie uszu, które są za nisko osadzone</text:span><office:annotation-end office:name="__Annotation__69_1517077756"/><text:span text:style-name="T6">. Myślę, że taką bezpieczną granicą jest połowa wysokości oka postaci. Wyżej, bardziej do góry i mniej na boki. Kolejną sprawą są łopatki, które u koni nie wystają ponad linię kręgosłupa. Również kłody (tułów kucyka) starałabym się rysować grubsze i większe. Nie wiem, czy Starlight miała być taka drobna, ale jest mniejsza od Trixie i ta dysproporcja jest szczególnie widoczna właśnie na kłodzie. Poza tym ciała kucyków są jak najbardziej w porządku i prezentują się słodko. Cieniowanie wypada całkiem fajnie, jednak poprawiłabym nieco grzywę Glimmer, bo wydaje się być cienka i pozbawiona głębi.</text:span></text:p>
      <text:p text:style-name="P1"><text:a xlink:type="simple" xlink:href="https://scontent-waw1-1.xx.fbcdn.net/v/t31.0-8/15003412_1152323228177340_4958604573052634900_o.jpg?oh=e75af6902f5dffebbeba47ed3fccf87e&amp;oe=58EF2129" text:style-name="Internet_20_link" text:visited-style-name="Visited_20_Internet_20_Link"><text:span text:style-name="T4">https://scontent-waw1-1.xx.fbcdn.net/v/t31.0-8/15003412_1152323228177340_4958604573052634900_o.jpg?oh=e75af6902f5dffebbeba47ed3fccf87e&amp;oe=58EF2129</text:span></text:a></text:p>
      <text:p text:style-name="P4"><text:bookmark text:name="_8t9u4jdba2i2"/>Edycja Czwarta</text:p>
      <text:p text:style-name="P1"><text:span text:style-name="T6">Do wyboru były dwa tematy: smoki i zbroje. Można też było je łączyć i rysować smoki w zbrojach, ale niestety nikt tego nie zrobił. Zwycięską pracę narysował Altan, którego znamy już z edycji drugiej. Bardzo mnie cieszy, że widzę w konkursie znajomą twarz. Na deviantarcie autora obrazek został podpisany jako “My Waifu in Armor”. </text:span></text:p>
      <text:p text:style-name="P1"><text:span text:style-name="T6">Ponownie dostaliśmy ołówkowy rysunek z tłem i powiem, że w tych tłach widzę przyszłość autora. Może i teraz nie są one zbyt dobre, ale coś w tym jest, jakieś zalążki czegoś większego. Choćby to słońce i ta chmura po prawej </text:span>– wykonanie pozostawia wiele do życzenia, ale i tak pochwalę próbę zabawy światłem i cieniem. A co do samego pastelowego (czy w tym wypadku grafitowego) osiołka to<text:span text:style-name="T3"> </text:span><text:span text:style-name="T6">wydaje się on bardzo sztywny. Łeb i szyja są wielkie i bardzo masywne, kłębu brak, grzbiet wklęsły, zaś zad znajduje się stanowczo za wysoko. U ponika prawidłowej budowy znajdowałby się on na wysokości kłębu. Zbroja przylega zbyt płasko, nie widać też jej łączeń. Skrzydła są źle osadzone i mają nieprawidłową budowę.</text:span><text:span text:style-name="T3"> Na plus oczy i próby cieniowania na pysku.</text:span></text:p>
      <text:p text:style-name="P1"><text:a xlink:type="simple" xlink:href="http://altan162.deviantart.com/art/My-Waifu-in-Armor-646835808" text:style-name="Internet_20_link" text:visited-style-name="Visited_20_Internet_20_Link"><text:span text:style-name="T5">http://altan162.deviantart.com/art/My-Waifu-in-Armor-646835808</text:span></text:a></text:p>
      <text:p text:style-name="P3"/>
      <text:p text:style-name="P1"><text:span text:style-name="T3">Obrazek na baner, bo pewnie będziesz chciał:</text:span></text:p>
      <text:p text:style-name="P1"><text:span text:style-name="T3">http://cahandariella.deviantart.com/art/I-Fly-the-Friendly-649501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959" meta:character-count="6432" meta:non-whitespace-character-count="5484"/>
    <meta:generator>LibreOfficeDev/5.1.0.3$Linux_X86_64 LibreOffice_project/</meta:generator>
  </office:meta>
</office:document-meta>
</file>